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DE000023C6EF5A889089DFBEB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5.61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79cm" svg:height="25.939cm" svg:x="1.317cm" svg:y="1.096cm">
          <draw:image xlink:href="Pictures/1000000000000ADE000023C6EF5A889089DFBEB9.jpg" xlink:type="simple" xlink:show="embed" xlink:actuate="onLoad" draw:mime-type="image/jpeg">
            <text:p/>
          </draw:image>
        </draw:frame>
        <draw:frame draw:style-name="gr2" draw:text-style-name="P2" draw:layer="layout" svg:width="8.573cm" svg:height="25.861cm" svg:x="11.477cm" svg:y="0cm">
          <draw:text-box>
            <text:p><text:span text:style-name="T1">Img</text:span></text:p>
            <text:p><text:span text:style-name="T1">H1 - title</text:span></text:p>
            <text:p><text:span text:style-name="T1">H2 – tagline</text:span></text:p>
            <text:p><text:span text:style-name="T1">P – date</text:span></text:p>
            <text:p><text:span text:style-name="T1"/></text:p>
            <text:p><text:span text:style-name="T1"/></text:p>
            <text:p><text:span text:style-name="T1"/></text:p>
            <text:p><text:span text:style-name="T1">Img</text:span></text:p>
            <text:p><text:span text:style-name="T1">strong – subhead</text:span></text:p>
            <text:p><text:span text:style-name="T1">P – tex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mg</text:span></text:p>
            <text:p><text:span text:style-name="T1">strong</text:span></text:p>
            <text:p><text:span text:style-name="T1">P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mg</text:span></text:p>
            <text:p><text:span text:style-name="T1">strong</text:span></text:p>
            <text:p><text:span text:style-name="T1">P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H4</text:span></text:p>
            <text:p><text:span text:style-name="T1">Strong</text:span></text:p>
            <text:p><text:span text:style-name="T1">Img</text:span></text:p>
            <text:p><text:span text:style-name="T1">Caption</text:span></text:p>
            <text:p><text:span text:style-name="T1">P</text:span></text:p>
            <text:p><text:span text:style-name="T1">Img</text:span></text:p>
            <text:p><text:span text:style-name="T1">Caption</text:span></text:p>
            <text:p><text:span text:style-name="T1">P</text:span></text:p>
            <text:p><text:span text:style-name="T1"/></text:p>
            <text:p><text:span text:style-name="T1">Img</text:span></text:p>
            <text:p><text:span text:style-name="T1">Caption</text:span></text:p>
            <text:p><text:span text:style-name="T1">P</text:span></text:p>
            <text:p><text:span text:style-name="T1"/></text:p>
            <text:p><text:span text:style-name="T1">Img</text:span></text:p>
            <text:p><text:span text:style-name="T1">Caption</text:span></text:p>
            <text:p><text:span text:style-name="T1">P</text:span></text:p>
            <text:p><text:span text:style-name="T1"/></text:p>
            <text:p><text:span text:style-name="T1">Img</text:span></text:p>
            <text:p><text:span text:style-name="T1">Caption</text:span></text:p>
            <text:p><text:span text:style-name="T1">P</text:span></text:p>
            <text:p><text:span text:style-name="T1"/></text:p>
            <text:p><text:span text:style-name="T1">Img</text:span></text:p>
            <text:p><text:span text:style-name="T1">Caption</text:span></text:p>
            <text:p><text:span text:style-name="T1">P</text:span></text:p>
            <text:p><text:span text:style-name="T1"/></text:p>
            <text:p><text:span text:style-name="T1">Img</text:span></text:p>
            <text:p><text:span text:style-name="T1">Caption</text:span></text:p>
            <text:p><text:span text:style-name="T1">P</text:span></text:p>
            <text:p><text:span text:style-name="T1"/></text:p>
            <text:p><text:span text:style-name="T1">Img</text:span></text:p>
            <text:p><text:span text:style-name="T1">Caption</text:span></text:p>
            <text:p><text:span text:style-name="T1">P</text:span></text:p>
            <text:p><text:span text:style-name="T1">H4</text:span></text:p>
            <text:p><text:span text:style-name="T1">P link</text:span></text:p>
            <text:p><text:span text:style-name="T1">P</text:span></text:p>
            <text:p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4T21:21:08.065084756</meta:creation-date>
    <dc:date>2020-07-15T21:59:22.359299537</dc:date>
    <meta:editing-duration>PT1H24M58S</meta:editing-duration>
    <meta:editing-cycles>2</meta:editing-cycles>
    <meta:generator>LibreOffice/7.0.0.0.beta2$Linux_X86_64 LibreOffice_project/00$Build-0</meta:generator>
    <meta:document-statistic meta:object-count="2"/>
  </office:meta>
</office:document-meta>
</file>